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6.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24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3cm" fo:min-width="0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15cm" fo:min-width="5.3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6.9cm" svg:height="2cm" svg:x="6.1cm" svg:y="5.4cm">
          <text:p text:style-name="P1">Convert file to CSV</text:p>
          <text:p text:style-name="P1">(ogr2ogr)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9.55cm" svg:y1="3.5cm" svg:x2="9.55cm" svg:y2="5.4cm" draw:start-shape="id1" draw:start-glue-point="8" draw:end-shape="id2" svg:d="M9550 3500v1900" svg:viewBox="0 0 1 1901">
          <text:p/>
        </draw:connector>
        <draw:custom-shape draw:style-name="gr3" draw:text-style-name="P4" xml:id="id1" draw:id="id1" draw:layer="layout" svg:width="0.7cm" svg:height="0.7cm" svg:x="9.2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6.098cm" svg:height="0.725cm" svg:x="9.5cm" svg:y="3.975cm">
          <draw:text-box>
            <text:p><text:span text:style-name="T1">source file (.dfb, .shp, .gml,...)</text:span></text:p>
          </draw:text-box>
        </draw:frame>
        <draw:custom-shape draw:style-name="gr1" draw:text-style-name="P2" xml:id="id3" draw:id="id3" draw:layer="layout" svg:width="6.9cm" svg:height="2cm" svg:x="6.1cm" svg:y="9.2cm">
          <text:p text:style-name="P1">Read CSV with file with</text:p>
          <text:p text:style-name="P1">declared charset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9.55cm" svg:y1="7.4cm" svg:x2="9.55cm" svg:y2="9.2cm" draw:start-shape="id2" draw:start-glue-point="2" draw:end-shape="id3" svg:d="M9550 7400v1800" svg:viewBox="0 0 1 1801">
          <text:p/>
        </draw:connector>
        <draw:frame draw:style-name="gr4" draw:text-style-name="P5" draw:layer="layout" svg:width="6.882cm" svg:height="0.725cm" svg:x="9.634cm" svg:y="7.8cm">
          <draw:text-box>
            <text:p><text:span text:style-name="T1">csv file encoded with data charset</text:span></text:p>
          </draw:text-box>
        </draw:frame>
        <draw:connector draw:style-name="gr2" draw:text-style-name="P3" draw:layer="layout" svg:x1="9.55cm" svg:y1="11.2cm" svg:x2="9.55cm" svg:y2="13.05cm" draw:start-shape="id3" draw:start-glue-point="2" draw:end-shape="id4" draw:end-glue-point="4" svg:d="M9550 11200v1850" svg:viewBox="0 0 1 1851">
          <text:p/>
        </draw:connector>
        <draw:custom-shape draw:style-name="gr5" draw:text-style-name="P4" xml:id="id4" draw:id="id4" draw:layer="layout" svg:width="1cm" svg:height="1.1cm" svg:x="9.05cm" svg:y="13.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5" draw:layer="layout" svg:width="5.273cm" svg:height="1.199cm" svg:x="3.7cm" svg:y="13.1cm">
          <draw:text-box>
            <text:p><text:span text:style-name="T1">CSV file can be read with</text:span></text:p>
            <text:p><text:span text:style-name="T1">the declared charset?</text:span></text:p>
          </draw:text-box>
        </draw:frame>
        <draw:custom-shape draw:style-name="gr1" draw:text-style-name="P2" xml:id="id5" draw:id="id5" draw:layer="layout" svg:width="6.9cm" svg:height="2cm" svg:x="6.1cm" svg:y="16cm">
          <text:p text:style-name="P1">Validate characters</text:p>
          <text:p text:style-name="P1">in strings</text:p>
          <text:p text:style-name="P1">("Deep character validation")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9.55cm" svg:y1="14.15cm" svg:x2="9.55cm" svg:y2="16cm" draw:start-shape="id4" draw:start-glue-point="6" draw:end-shape="id5" draw:end-glue-point="0" svg:d="M9550 14150v1850" svg:viewBox="0 0 1 1851">
          <text:p/>
        </draw:connector>
        <draw:frame draw:style-name="gr6" draw:text-style-name="P6" draw:layer="layout" svg:width="1.5cm" svg:height="0.962cm" svg:x="8.2cm" svg:y="14.338cm">
          <draw:text-box>
            <text:p>yes</text:p>
          </draw:text-box>
        </draw:frame>
        <draw:custom-shape draw:style-name="gr7" draw:text-style-name="P2" xml:id="id6" draw:id="id6" draw:layer="layout" svg:width="5.8cm" svg:height="1.4cm" svg:x="13.4cm" svg:y="12.9cm">
          <text:p text:style-name="P1">output error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05cm" svg:y1="13.6cm" svg:x2="13.4cm" svg:y2="13.6cm" draw:start-shape="id4" draw:start-glue-point="7" draw:end-shape="id6" draw:end-glue-point="3" svg:d="M10050 13600h3350" svg:viewBox="0 0 3351 1">
          <text:p/>
        </draw:connector>
        <draw:frame draw:style-name="gr6" draw:text-style-name="P6" draw:layer="layout" svg:width="1.5cm" svg:height="0.962cm" svg:x="10.9cm" svg:y="12.7cm">
          <draw:text-box>
            <text:p>no</text:p>
          </draw:text-box>
        </draw:frame>
        <draw:custom-shape draw:style-name="gr1" draw:text-style-name="P2" xml:id="id7" draw:id="id7" draw:layer="layout" svg:width="6.9cm" svg:height="2cm" svg:x="6.1cm" svg:y="19.7cm">
          <text:p text:style-name="P1">Write normalized CSV file</text:p>
          <text:p text:style-name="P1">(UTF-8)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9.55cm" svg:y1="18cm" svg:x2="9.55cm" svg:y2="19.7cm" draw:start-shape="id5" draw:end-shape="id7" draw:end-glue-point="0" svg:d="M9550 18000v1700" svg:viewBox="0 0 1 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kaël Borne</meta:initial-creator>
    <meta:creation-date>2017-11-23T11:53:31.093209022</meta:creation-date>
    <dc:date>2017-11-23T12:04:51.201210484</dc:date>
    <dc:creator>Mickaël Borne</dc:creator>
    <meta:editing-duration>PT11M17S</meta:editing-duration>
    <meta:editing-cycles>6</meta:editing-cycles>
    <meta:generator>LibreOffice/5.1.6.2$Linux_X86_64 LibreOffice_project/10m0$Build-2</meta:generator>
    <meta:document-statistic meta:object-count="18"/>
  </office:meta>
</office:document-meta>
</file>